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QName.getJAXP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DV.getActualValue( String content , ValidationContext 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QName.getXNI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QName.equals(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NameDV.getAllowedFac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DV.getDataLength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QName.XQName( String prefix , String localpart , String rawname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QNam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